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0.776cm"/>
          <style:tab-stop style:position="15.903cm" style:type="right"/>
        </style:tab-stops>
      </style:paragraph-properties>
    </style:style>
    <style:style style:name="P2" style:family="paragraph" style:parent-style-name="Contents_20_1">
      <style:paragraph-properties>
        <style:tab-stops>
          <style:tab-stop style:position="15.903cm" style:type="right"/>
        </style:tab-stops>
      </style:paragraph-properties>
    </style:style>
    <style:style style:name="P3" style:family="paragraph" style:parent-style-name="Contents_20_2">
      <style:paragraph-properties>
        <style:tab-stops>
          <style:tab-stop style:position="15.903cm" style:type="right"/>
        </style:tab-stops>
      </style:paragraph-properties>
    </style:style>
    <style:style style:name="P4" style:family="paragraph" style:parent-style-name="Contents_20_3">
      <style:paragraph-properties>
        <style:tab-stops>
          <style:tab-stop style:position="15.903cm" style:type="right"/>
        </style:tab-stops>
      </style:paragraph-properties>
    </style:style>
    <style:style style:name="P5" style:family="paragraph" style:parent-style-name="Header">
      <style:paragraph-properties fo:text-align="center" style:justify-single-word="false"/>
    </style:style>
    <style:style style:name="P6" style:family="paragraph" style:parent-style-name="Header">
      <style:paragraph-properties fo:margin-left="-0.203cm" fo:margin-right="0.635cm" fo:text-indent="0cm" style:auto-text-indent="false"/>
    </style:style>
    <style:style style:name="P7" style:family="paragraph" style:parent-style-name="Header">
      <style:paragraph-properties fo:margin-left="0cm" fo:margin-right="-0.203cm" fo:text-align="end" style:justify-single-word="false" fo:text-indent="0cm" style:auto-text-indent="false"/>
    </style:style>
    <style:style style:name="P8" style:family="paragraph" style:parent-style-name="Header">
      <style:paragraph-properties fo:margin-left="-0.203cm" fo:margin-right="0cm" fo:text-indent="0cm" style:auto-text-indent="false"/>
    </style:style>
    <style:style style:name="P9" style:family="paragraph" style:parent-style-name="Heading_20_1" style:list-style-name="WWNum18">
      <style:paragraph-properties fo:margin-left="0.751cm" fo:margin-right="0cm" fo:text-indent="-0.751cm" style:auto-text-indent="false" fo:break-before="page"/>
    </style:style>
    <style:style style:name="P10" style:family="paragraph" style:parent-style-name="Heading_20_1">
      <style:paragraph-properties fo:margin-top="0cm" fo:margin-bottom="0cm" loext:contextual-spacing="false"/>
    </style:style>
    <style:style style:name="P11" style:family="paragraph" style:parent-style-name="Heading_20_1">
      <style:paragraph-properties fo:margin-top="2.117cm" fo:margin-bottom="0cm" loext:contextual-spacing="false"/>
    </style:style>
    <style:style style:name="P12" style:family="paragraph" style:parent-style-name="Heading_20_2">
      <style:paragraph-properties fo:margin-top="0cm" fo:margin-bottom="0cm" loext:contextual-spacing="false"/>
    </style:style>
    <style:style style:name="P13" style:family="paragraph" style:parent-style-name="Heading_20_3">
      <style:paragraph-properties fo:margin-top="0cm" fo:margin-bottom="0cm" loext:contextual-spacing="false"/>
    </style:style>
    <style:style style:name="P14" style:family="paragraph" style:parent-style-name="List_20_Paragraph" style:list-style-name="WWNum7">
      <style:paragraph-properties fo:text-align="justify" style:justify-single-word="false"/>
    </style:style>
    <style:style style:name="P15" style:family="paragraph" style:parent-style-name="List_20_Paragraph" style:list-style-name="WWNum13">
      <style:paragraph-properties fo:text-align="justify" style:justify-single-word="false"/>
    </style:style>
    <style:style style:name="P16" style:family="paragraph" style:parent-style-name="List_20_Paragraph" style:list-style-name="WWNum13"/>
    <style:style style:name="P17" style:family="paragraph" style:parent-style-name="List_20_Paragraph" style:list-style-name="WWNum12"/>
    <style:style style:name="P18" style:family="paragraph" style:parent-style-name="List_20_Paragraph" style:list-style-name="WWNum8"/>
    <style:style style:name="P19" style:family="paragraph" style:parent-style-name="List_20_Paragraph" style:list-style-name="WWNum3"/>
    <style:style style:name="P20" style:family="paragraph" style:parent-style-name="List_20_Paragraph">
      <style:text-properties fo:color="#000000" fo:font-size="14pt" style:font-size-asian="14pt" style:font-name-complex="Times New Roman1" style:font-size-complex="14pt"/>
    </style:style>
    <style:style style:name="P21" style:family="paragraph" style:parent-style-name="List_20_Paragraph" style:list-style-name="WWNum12">
      <style:paragraph-properties fo:margin-top="0cm" fo:margin-bottom="0cm" loext:contextual-spacing="true"/>
    </style:style>
    <style:style style:name="P22" style:family="paragraph" style:parent-style-name="List_20_Paragraph" style:list-style-name="WWNum13">
      <style:paragraph-properties fo:margin-top="0cm" fo:margin-bottom="0cm" loext:contextual-spacing="true" fo:text-align="justify" style:justify-single-word="false"/>
    </style:style>
    <style:style style:name="P23" style:family="paragraph" style:parent-style-name="List_20_Paragraph">
      <style:paragraph-properties fo:margin-top="0cm" fo:margin-bottom="0cm" loext:contextual-spacing="true" fo:text-align="justify" style:justify-single-word="false"/>
      <style:text-properties fo:font-size="14pt" fo:font-weight="bold" style:font-size-asian="14pt" style:font-weight-asian="bold" style:font-name-complex="Times New Roman1" style:font-size-complex="14pt" style:font-weight-complex="bold"/>
    </style:style>
    <style:style style:name="P24" style:family="paragraph" style:parent-style-name="List_20_Paragraph" style:list-style-name="WWNum13">
      <style:paragraph-properties fo:margin-top="0cm" fo:margin-bottom="0cm" loext:contextual-spacing="true"/>
    </style:style>
    <style:style style:name="P25" style:family="paragraph" style:parent-style-name="List_20_Paragraph" style:list-style-name="WWNum8">
      <style:paragraph-properties fo:margin-top="0cm" fo:margin-bottom="0cm" loext:contextual-spacing="true"/>
    </style:style>
    <style:style style:name="P26" style:family="paragraph" style:parent-style-name="Standard">
      <style:text-properties fo:font-size="14pt" style:font-size-asian="14pt" style:font-size-complex="14pt"/>
    </style:style>
    <style:style style:name="P27" style:family="paragraph" style:parent-style-name="Standard">
      <style:paragraph-properties fo:text-align="justify" style:justify-single-word="false"/>
      <style:text-properties fo:font-size="14pt" style:font-size-asian="14pt" style:font-name-complex="Times New Roman1" style:font-size-complex="14pt"/>
    </style:style>
    <style:style style:name="P28" style:family="paragraph" style:parent-style-name="Standard">
      <style:paragraph-properties fo:text-align="justify" style:justify-single-word="false"/>
      <style:text-properties fo:font-size="14pt" style:font-name-asian="Calibri1" style:font-size-asian="14pt" style:font-name-complex="Times New Roman1" style:font-size-complex="14pt"/>
    </style:style>
    <style:style style:name="P29" style:family="paragraph" style:parent-style-name="Standard">
      <style:paragraph-properties fo:text-align="justify" style:justify-single-word="false"/>
      <style:text-properties fo:font-size="14pt" fo:font-style="italic" style:font-name-asian="Calibri1" style:font-size-asian="14pt" style:font-style-asian="italic" style:font-name-complex="Times New Roman1" style:font-size-complex="14pt"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font-size="14pt" style:font-size-asian="14pt" style:font-size-complex="14pt"/>
    </style:style>
    <style:style style:name="P33" style:family="paragraph" style:parent-style-name="Standard">
      <style:paragraph-properties fo:margin-top="0cm" fo:margin-bottom="0cm" loext:contextual-spacing="false" fo:text-align="justify" style:justify-single-word="false"/>
      <style:text-properties fo:font-size="14pt" style:font-size-asian="14pt" style:font-name-complex="Times New Roman1" style:font-size-complex="14pt"/>
    </style:style>
    <style:style style:name="P34" style:family="paragraph" style:parent-style-name="Standard">
      <style:paragraph-properties fo:margin-top="0cm" fo:margin-bottom="0cm" loext:contextual-spacing="false" fo:text-align="justify" style:justify-single-word="false"/>
      <style:text-properties fo:font-size="14pt" style:text-underline-style="solid" style:text-underline-width="auto" style:text-underline-color="font-color" style:font-name-asian="Calibri1" style:font-size-asian="14pt" style:font-name-complex="Times New Roman1" style:font-size-complex="14pt" fo:background-color="#ffff00"/>
    </style:style>
    <style:style style:name="P35" style:family="paragraph" style:parent-style-name="Standard">
      <style:paragraph-properties fo:margin-top="0cm" fo:margin-bottom="0cm" loext:contextual-spacing="false" fo:text-align="justify" style:justify-single-word="false"/>
      <style:text-properties fo:font-size="14pt" style:font-name-asian="F" style:font-size-asian="14pt" style:font-name-complex="Times New Roman1" style:font-size-complex="14pt"/>
    </style:style>
    <style:style style:name="P36" style:family="paragraph" style:parent-style-name="Standard">
      <style:paragraph-properties fo:margin-top="0cm" fo:margin-bottom="0cm" loext:contextual-spacing="false"/>
      <style:text-properties fo:font-size="14pt" style:font-name-asian="Calibri1" style:font-size-asian="14pt" style:font-name-complex="Times New Roman1" style:font-size-complex="14pt"/>
    </style:style>
    <style:style style:name="P37" style:family="paragraph" style:parent-style-name="Standard">
      <style:paragraph-properties fo:margin-top="0cm" fo:margin-bottom="0cm" loext:contextual-spacing="false" fo:text-align="justify" style:justify-single-word="false"/>
      <style:text-properties fo:font-size="14pt" style:font-name-asian="Calibri1" style:font-size-asian="14pt" style:font-name-complex="Times New Roman1" style:font-size-complex="14pt"/>
    </style:style>
    <style:style style:name="P38" style:family="paragraph" style:parent-style-name="Standard">
      <style:paragraph-properties fo:margin-top="0cm" fo:margin-bottom="0cm" loext:contextual-spacing="false"/>
      <style:text-properties fo:font-size="14pt" fo:font-weight="bold" style:font-name-asian="Calibri1" style:font-size-asian="14pt" style:font-weight-asian="bold" style:font-name-complex="Times New Roman1" style:font-size-complex="14pt" style:font-weight-complex="bold"/>
    </style:style>
    <style:style style:name="P39" style:family="paragraph" style:parent-style-name="Standard">
      <style:paragraph-properties fo:margin-top="0cm" fo:margin-bottom="0cm" loext:contextual-spacing="false"/>
      <style:text-properties fo:font-size="14pt" fo:font-weight="bold" style:font-size-asian="14pt" style:font-weight-asian="bold" style:font-name-complex="Times New Roman1" style:font-size-complex="14pt" style:font-weight-complex="bold"/>
    </style:style>
    <style:style style:name="P40" style:family="paragraph" style:parent-style-name="Standard">
      <style:paragraph-properties fo:margin-top="0cm" fo:margin-bottom="0cm" loext:contextual-spacing="false" fo:text-align="justify" style:justify-single-word="false"/>
      <style:text-properties fo:font-size="14pt" fo:font-weight="bold" style:font-size-asian="14pt" style:font-weight-asian="bold" style:font-name-complex="Times New Roman1" style:font-size-complex="14pt" style:font-weight-complex="bold"/>
    </style:style>
    <style:style style:name="P41" style:family="paragraph" style:parent-style-name="Standard">
      <style:paragraph-properties fo:margin-top="0cm" fo:margin-bottom="0cm" loext:contextual-spacing="false" fo:text-align="justify" style:justify-single-word="false"/>
    </style:style>
    <style:style style:name="P42" style:family="paragraph" style:parent-style-name="Standard">
      <style:paragraph-properties fo:margin-left="0.635cm" fo:margin-right="0cm" fo:margin-top="0cm" fo:margin-bottom="0cm" loext:contextual-spacing="false" fo:text-indent="0cm" style:auto-text-indent="false"/>
      <style:text-properties fo:font-size="14pt" fo:font-weight="bold" style:font-name-asian="Calibri1" style:font-size-asian="14pt" style:font-weight-asian="bold" style:font-name-complex="Arial" style:font-size-complex="14pt" style:font-weight-complex="bold"/>
    </style:style>
    <style:style style:name="P43" style:family="paragraph" style:parent-style-name="Standard">
      <style:paragraph-properties fo:margin-left="0.635cm" fo:margin-right="0cm" fo:margin-top="0cm" fo:margin-bottom="0cm" loext:contextual-spacing="false" fo:text-indent="0cm" style:auto-text-indent="false"/>
      <style:text-properties fo:font-size="14pt" style:font-size-asian="14pt" style:font-size-complex="14pt"/>
    </style:style>
    <style:style style:name="P44" style:family="paragraph" style:parent-style-name="Standard">
      <style:paragraph-properties fo:margin-left="0.635cm" fo:margin-right="0cm" fo:margin-top="0cm" fo:margin-bottom="0cm" loext:contextual-spacing="false" fo:text-indent="0cm" style:auto-text-indent="false"/>
      <style:text-properties fo:font-size="14pt" style:font-name-asian="Calibri1" style:font-size-asian="14pt" style:font-name-complex="Times New Roman1" style:font-size-complex="14pt"/>
    </style:style>
    <style:style style:name="P45" style:family="paragraph" style:parent-style-name="Standard">
      <style:paragraph-properties fo:margin-left="0.635cm" fo:margin-right="0cm" fo:margin-top="0cm" fo:margin-bottom="0cm" loext:contextual-spacing="false" fo:text-align="justify" style:justify-single-word="false" fo:text-indent="0cm" style:auto-text-indent="false"/>
    </style:style>
    <style:style style:name="P46" style:family="paragraph" style:parent-style-name="Standard">
      <style:paragraph-properties fo:margin-left="0.635cm" fo:margin-right="0cm" fo:text-indent="0cm" style:auto-text-indent="false"/>
    </style:style>
    <style:style style:name="P47" style:family="paragraph" style:parent-style-name="Standard">
      <style:paragraph-properties fo:margin-left="0.635cm" fo:margin-right="0cm" fo:text-align="justify" style:justify-single-word="false" fo:text-indent="0cm" style:auto-text-indent="false"/>
    </style:style>
    <style:style style:name="P48" style:family="paragraph" style:parent-style-name="Standard">
      <style:paragraph-properties fo:margin-left="0.635cm" fo:margin-right="0cm" fo:text-indent="0cm" style:auto-text-indent="false"/>
      <style:text-properties style:font-name="Times New Roman" fo:font-size="14pt" style:font-name-asian="Calibri1" style:font-size-asian="14pt" style:font-name-complex="Times New Roman1" style:font-size-complex="14pt"/>
    </style:style>
    <style:style style:name="P49" style:family="paragraph" style:parent-style-name="Standard">
      <style:paragraph-properties fo:margin-left="0.635cm" fo:margin-right="0cm" fo:text-indent="0cm" style:auto-text-indent="false"/>
      <style:text-properties style:font-name="Times New Roman" fo:font-size="14pt" fo:font-style="italic" style:font-name-asian="Calibri1" style:font-size-asian="14pt" style:font-style-asian="italic" style:font-name-complex="Times New Roman1" style:font-size-complex="14pt" style:font-style-complex="italic"/>
    </style:style>
    <style:style style:name="P50" style:family="paragraph" style:parent-style-name="TOC_20_Heading" style:master-page-name="First_20_Page">
      <style:paragraph-properties style:page-number="2"/>
    </style:style>
    <style:style style:name="T1" style:family="text">
      <style:text-properties fo:font-weight="bold" style:font-weight-asian="bold" style:font-weight-complex="normal"/>
    </style:style>
    <style:style style:name="T2" style:family="text">
      <style:text-properties fo:font-size="14pt" style:font-name-asian="Calibri1" style:font-size-asian="14pt" style:font-size-complex="14pt"/>
    </style:style>
    <style:style style:name="T3" style:family="text">
      <style:text-properties fo:font-size="14pt" style:font-name-asian="Calibri1" style:font-size-asian="14pt" style:font-size-complex="14pt" style:font-weight-complex="bold"/>
    </style:style>
    <style:style style:name="T4" style:family="text">
      <style:text-properties fo:font-size="14pt" style:font-name-asian="Calibri1" style:font-size-asian="14pt" style:font-name-complex="Times New Roman1" style:font-size-complex="14pt"/>
    </style:style>
    <style:style style:name="T5" style:family="text">
      <style:text-properties fo:font-size="14pt" style:font-name-asian="Calibri1" style:font-size-asian="14pt" style:font-name-complex="Times New Roman1" style:font-size-complex="14pt" style:font-weight-complex="bold"/>
    </style:style>
    <style:style style:name="T6" style:family="text">
      <style:text-properties fo:font-size="14pt" style:font-name-asian="Calibri1" style:font-size-asian="14pt" style:font-name-complex="Times New Roman1" style:font-size-complex="14pt" style:font-style-complex="italic"/>
    </style:style>
    <style:style style:name="T7" style:family="text">
      <style:text-properties fo:font-size="14pt" fo:font-weight="normal" style:font-name-asian="F" style:font-size-asian="14pt" style:language-asian="sv" style:country-asian="SE"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font-size="14pt" style:font-size-asian="14pt" style:font-size-complex="14pt" text:display="true"/>
    </style:style>
    <style:style style:name="T10" style:family="text">
      <style:text-properties fo:font-size="14pt" style:font-size-asian="14pt" style:font-size-complex="14pt" style:font-weight-complex="bold"/>
    </style:style>
    <style:style style:name="T11" style:family="text">
      <style:text-properties fo:font-size="14pt" style:font-size-asian="14pt" style:font-name-complex="Times New Roman1" style:font-size-complex="14pt"/>
    </style:style>
    <style:style style:name="T12" style:family="text">
      <style:text-properties fo:font-size="14pt" style:font-size-asian="14pt" style:font-name-complex="Times New Roman1" style:font-size-complex="14pt" style:font-weight-complex="bold"/>
    </style:style>
    <style:style style:name="T13" style:family="text">
      <style:text-properties fo:font-size="14pt" fo:font-style="normal" style:font-name-asian="F" style:font-size-asian="14pt" style:language-asian="sv" style:country-asian="SE" style:font-style-asian="normal" style:font-size-complex="14pt" style:font-style-complex="normal"/>
    </style:style>
    <style:style style:name="T14" style:family="text">
      <style:text-properties fo:font-size="14pt" style:font-name-asian="F" style:font-size-asian="14pt" style:language-asian="sv" style:country-asian="SE" style:font-size-complex="14pt"/>
    </style:style>
    <style:style style:name="T15" style:family="text">
      <style:text-properties fo:font-size="14pt" style:font-name-asian="F" style:font-size-asian="14pt" style:font-name-complex="Times New Roman1" style:font-size-complex="14pt"/>
    </style:style>
    <style:style style:name="T16" style:family="text">
      <style:text-properties fo:font-size="14pt" style:font-name-asian="F" style:font-size-asian="14pt" style:font-size-complex="14pt"/>
    </style:style>
    <style:style style:name="T17" style:family="text">
      <style:text-properties fo:font-size="14pt" fo:font-style="italic" style:font-size-asian="14pt" style:font-style-asian="italic" style:font-name-complex="Times New Roman1" style:font-size-complex="14pt"/>
    </style:style>
    <style:style style:name="T18" style:family="text">
      <style:text-properties fo:font-size="14pt" fo:font-style="italic" style:font-name-asian="Calibri1" style:font-size-asian="14pt" style:font-style-asian="italic" style:font-name-complex="Times New Roman1" style:font-size-complex="14pt"/>
    </style:style>
    <style:style style:name="T19" style:family="text">
      <style:text-properties fo:font-size="14pt" fo:font-style="italic" style:font-name-asian="Calibri1" style:font-size-asian="14pt" style:font-style-asian="italic" style:font-name-complex="Times New Roman1" style:font-size-complex="14pt" style:font-style-complex="italic"/>
    </style:style>
    <style:style style:name="T20" style:family="text">
      <style:text-properties fo:font-size="14pt" fo:font-style="italic" style:font-name-asian="F" style:font-size-asian="14pt" style:font-style-asian="italic" style:font-name-complex="Times New Roman1" style:font-size-complex="14pt" style:font-style-complex="italic"/>
    </style:style>
    <style:style style:name="T21" style:family="text">
      <style:text-properties fo:font-size="14pt" fo:font-weight="bold" style:font-name-asian="Calibri1" style:font-size-asian="14pt" style:font-weight-asian="bold" style:font-name-complex="Times New Roman1" style:font-size-complex="14pt" style:font-weight-complex="bold"/>
    </style:style>
    <style:style style:name="T22" style:family="text">
      <style:text-properties fo:font-size="14pt" fo:font-weight="bold" style:font-size-asian="14pt" style:font-weight-asian="bold" style:font-name-complex="Times New Roman1" style:font-size-complex="14pt" style:font-weight-complex="bold"/>
    </style:style>
    <style:style style:name="T23" style:family="text">
      <style:text-properties style:font-name="Times New Roman" style:font-name-complex="Times New Roman1" style:font-size-complex="14pt"/>
    </style:style>
    <style:style style:name="T24" style:family="text">
      <style:text-properties style:font-name="Times New Roman" style:font-name-asian="Calibri1" style:font-name-complex="Times New Roman1" style:font-size-complex="14pt"/>
    </style:style>
    <style:style style:name="T25" style:family="text">
      <style:text-properties style:font-name="Times New Roman" fo:font-size="14pt" style:font-name-asian="F" style:font-size-asian="14pt" style:font-name-complex="Times New Roman1" style:font-size-complex="14pt"/>
    </style:style>
    <style:style style:name="T26" style:family="text">
      <style:text-properties style:font-name="Calibri" fo:font-size="14pt" style:font-name-asian="Calibri1" style:font-size-asian="14pt" style:font-size-complex="14pt"/>
    </style:style>
    <style:style style:name="T27" style:family="text">
      <style:text-properties style:font-size-complex="14pt"/>
    </style:style>
    <style:style style:name="T28" style:family="text">
      <style:text-properties style:font-name-asian="Calibri1" style:font-size-complex="14pt"/>
    </style:style>
    <style:style style:name="T29" style:family="text">
      <style:text-properties fo:color="#000000" fo:font-size="14pt" style:font-size-asian="14pt" style:font-name-complex="Times New Roman1" style:font-size-complex="14pt"/>
    </style:style>
    <style:style style:name="T30" style:family="text"/>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use-index-marks="false">
          <text:index-title-template text:style-name="Contents_20_Heading">SISÄLTÖLUETTEL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0"><text:span text:style-name="T1">SISÄLTÖLUETTELO</text:span></text:p>
          </text:index-title>
          <text:p text:style-name="P1"><text:a xlink:type="simple" xlink:href="#_Toc59540070" text:style-name="Index_20_Link" text:visited-style-name="Index_20_Link"><text:span text:style-name="T2">1.</text:span></text:a><text:a xlink:type="simple" xlink:href="#_Toc59540070" text:style-name="Index_20_Link" text:visited-style-name="Index_20_Link"><text:span text:style-name="T7"><text:tab/></text:span></text:a><text:a xlink:type="simple" xlink:href="#_Toc59540070" text:style-name="Index_20_Link" text:visited-style-name="Index_20_Link"><text:span text:style-name="T2">TAUSTA</text:span></text:a><text:a xlink:type="simple" xlink:href="#_Toc59540070" text:style-name="Index_20_Link" text:visited-style-name="Index_20_Link"><text:span text:style-name="T9"><text:tab/>4</text:span></text:a></text:p>
          <text:p text:style-name="P3"><text:a xlink:type="simple" xlink:href="#_Toc59540071" text:style-name="Index_20_Link" text:visited-style-name="Index_20_Link"><text:span text:style-name="T8">1.1. Aijankohtanen lainmääräys</text:span></text:a><text:a xlink:type="simple" xlink:href="#_Toc59540071" text:style-name="Index_20_Link" text:visited-style-name="Index_20_Link"><text:span text:style-name="T9"><text:tab/>5</text:span></text:a></text:p>
          <text:p text:style-name="P4"><text:a xlink:type="simple" xlink:href="#_Toc59540072" text:style-name="Index_20_Link" text:visited-style-name="Index_20_Link"><text:span text:style-name="T8">1.1.2. Minuriteettilainmääräys (2009:724)</text:span></text:a><text:a xlink:type="simple" xlink:href="#_Toc59540072" text:style-name="Index_20_Link" text:visited-style-name="Index_20_Link"><text:span text:style-name="T9"><text:tab/>5</text:span></text:a></text:p>
          <text:p text:style-name="P4"><text:a xlink:type="simple" xlink:href="#_Toc59540073" text:style-name="Index_20_Link" text:visited-style-name="Index_20_Link"><text:span text:style-name="T8">1.1.3. Pipluteekkilaki (2013:801)</text:span></text:a><text:a xlink:type="simple" xlink:href="#_Toc59540073" text:style-name="Index_20_Link" text:visited-style-name="Index_20_Link"><text:span text:style-name="T9"><text:tab/>5</text:span></text:a></text:p>
          <text:p text:style-name="P4"><text:a xlink:type="simple" xlink:href="#_Toc59540074" text:style-name="Index_20_Link" text:visited-style-name="Index_20_Link"><text:span text:style-name="T8">1.1.4. Koulumääräys (2011:185)</text:span></text:a><text:a xlink:type="simple" xlink:href="#_Toc59540074" text:style-name="Index_20_Link" text:visited-style-name="Index_20_Link"><text:span text:style-name="T9"><text:tab/>5</text:span></text:a></text:p>
          <text:p text:style-name="P3"><text:a xlink:type="simple" xlink:href="#_Toc59540075" text:style-name="Index_20_Link" text:visited-style-name="Index_20_Link"><text:span text:style-name="T2">1.2. Histoorinen monikultturinen ja monikielinen perukka</text:span></text:a><text:a xlink:type="simple" xlink:href="#_Toc59540075" text:style-name="Index_20_Link" text:visited-style-name="Index_20_Link"><text:span text:style-name="T9"><text:tab/>6</text:span></text:a></text:p>
          <text:p text:style-name="P3"><text:a xlink:type="simple" xlink:href="#_Toc59540076" text:style-name="Index_20_Link" text:visited-style-name="Index_20_Link"><text:span text:style-name="T2">1.3. Matarengin kunnan minuriteettipolitiikan suuntaus</text:span></text:a><text:a xlink:type="simple" xlink:href="#_Toc59540076" text:style-name="Index_20_Link" text:visited-style-name="Index_20_Link"><text:span text:style-name="T9"><text:tab/>6</text:span></text:a></text:p>
          <text:p text:style-name="P4"><text:a xlink:type="simple" xlink:href="#_Toc59540077" text:style-name="Index_20_Link" text:visited-style-name="Index_20_Link"><text:span text:style-name="T3">1.3.1 </text:span></text:a><text:a xlink:type="simple" xlink:href="#_Toc59540077" text:style-name="Index_20_Link" text:visited-style-name="Index_20_Link"><text:span text:style-name="T8">Vahvistaa kieltärikastuttavaa opetusta esikoulussa ja koulussa</text:span></text:a><text:a xlink:type="simple" xlink:href="#_Toc59540077" text:style-name="Index_20_Link" text:visited-style-name="Index_20_Link"><text:span text:style-name="T9"><text:tab/>7</text:span></text:a></text:p>
          <text:p text:style-name="P4"><text:a xlink:type="simple" xlink:href="#_Toc59540078" text:style-name="Index_20_Link" text:visited-style-name="Index_20_Link"><text:span text:style-name="T3">1.3.2 </text:span></text:a><text:a xlink:type="simple" xlink:href="#_Toc59540078" text:style-name="Index_20_Link" text:visited-style-name="Index_20_Link"><text:span text:style-name="T8">Prioriteerata menettelykehitystä esikoulun, koulun ja ikkääntyvienhuolon työssä</text:span></text:a><text:a xlink:type="simple" xlink:href="#_Toc59540078" text:style-name="Index_20_Link" text:visited-style-name="Index_20_Link"><text:span text:style-name="T9"><text:tab/>7</text:span></text:a></text:p>
          <text:p text:style-name="P4"><text:a xlink:type="simple" xlink:href="#_Toc59540079" text:style-name="Index_20_Link" text:visited-style-name="Index_20_Link"><text:span text:style-name="T3">1.3.3. </text:span></text:a><text:a xlink:type="simple" xlink:href="#_Toc59540079" text:style-name="Index_20_Link" text:visited-style-name="Index_20_Link"><text:span text:style-name="T8">Tehä näkyväksi kansaliset minuriteetit ja minuriteettikielet paikalisessa yhtheiskunnassa</text:span></text:a><text:a xlink:type="simple" xlink:href="#_Toc59540079" text:style-name="Index_20_Link" text:visited-style-name="Index_20_Link"><text:span text:style-name="T9"><text:tab/>8</text:span></text:a></text:p>
          <text:p text:style-name="P4"><text:a xlink:type="simple" xlink:href="#_Toc59540080" text:style-name="Index_20_Link" text:visited-style-name="Index_20_Link"><text:span text:style-name="T3">1.3.4. </text:span></text:a><text:a xlink:type="simple" xlink:href="#_Toc59540080" text:style-name="Index_20_Link" text:visited-style-name="Index_20_Link"><text:span text:style-name="T8">Lisätä suomen- ja meänkielisen yhtheiskuntainformašuunin, plankettien ja e-palvelujen saamisen maholisuutta</text:span></text:a><text:a xlink:type="simple" xlink:href="#_Toc59540080" text:style-name="Index_20_Link" text:visited-style-name="Index_20_Link"><text:span text:style-name="T9"><text:tab/>9</text:span></text:a></text:p>
          <text:p text:style-name="P4"><text:a xlink:type="simple" xlink:href="#_Toc59540081" text:style-name="Index_20_Link" text:visited-style-name="Index_20_Link"><text:span text:style-name="T3">1.3.5. </text:span></text:a><text:a xlink:type="simple" xlink:href="#_Toc59540081" text:style-name="Index_20_Link" text:visited-style-name="Index_20_Link"><text:span text:style-name="T8">Hoputtaa Meänkielikeskuksen ja siihen kuuluvan kansalisen resursipipluteekin ja kansalisen meänkielen kielikeskuksen alottamista</text:span></text:a><text:a xlink:type="simple" xlink:href="#_Toc59540081" text:style-name="Index_20_Link" text:visited-style-name="Index_20_Link"><text:span text:style-name="T9"><text:tab/>9</text:span></text:a></text:p>
          <text:p text:style-name="P4"><text:a xlink:type="simple" xlink:href="#_Toc59540082" text:style-name="Index_20_Link" text:visited-style-name="Index_20_Link"><text:span text:style-name="T3">1.3.6. </text:span></text:a><text:a xlink:type="simple" xlink:href="#_Toc59540082" text:style-name="Index_20_Link" text:visited-style-name="Index_20_Link"><text:span text:style-name="T8">Profileerata kuntaa kielelisenä ja kulttuurisena kohtaamispaikkana Pohjoskalotilla</text:span></text:a><text:a xlink:type="simple" xlink:href="#_Toc59540082" text:style-name="Index_20_Link" text:visited-style-name="Index_20_Link"><text:span text:style-name="T9"><text:tab/>9</text:span></text:a></text:p>
          <text:p text:style-name="P2"><text:a xlink:type="simple" xlink:href="#_Toc59540083" text:style-name="Index_20_Link" text:visited-style-name="Index_20_Link"><text:span text:style-name="T2">2. YHTHEISTÄ NEUVONPITOA JA KARTOTTAMISTA </text:span></text:a><text:a xlink:type="simple" xlink:href="#_Toc59540083" text:style-name="Index_20_Link" text:visited-style-name="Index_20_Link"><text:span text:style-name="T9"><text:tab/>10</text:span></text:a></text:p>
          <text:p text:style-name="P3"><text:a xlink:type="simple" xlink:href="#_Toc59540084" text:style-name="Index_20_Link" text:visited-style-name="Index_20_Link"><text:span text:style-name="T2">2.1 Päämäärä</text:span></text:a><text:a xlink:type="simple" xlink:href="#_Toc59540084" text:style-name="Index_20_Link" text:visited-style-name="Index_20_Link"><text:span text:style-name="T9"><text:tab/>10</text:span></text:a></text:p>
          <text:p text:style-name="P2"><text:a xlink:type="simple" xlink:href="#_Toc59540085" text:style-name="Index_20_Link" text:visited-style-name="Index_20_Link"><text:span text:style-name="T8">3.INFORMAšUUNIA JA VIRKAKUNTAKOHTELUA</text:span></text:a><text:a xlink:type="simple" xlink:href="#_Toc59540085" text:style-name="Index_20_Link" text:visited-style-name="Index_20_Link"><text:span text:style-name="T9"><text:tab/>11</text:span></text:a></text:p>
          <text:p text:style-name="P3"><text:a xlink:type="simple" xlink:href="#_Toc59540086" text:style-name="Index_20_Link" text:visited-style-name="Index_20_Link"><text:span text:style-name="T2">3.1 Päämäärä</text:span></text:a><text:a xlink:type="simple" xlink:href="#_Toc59540086" text:style-name="Index_20_Link" text:visited-style-name="Index_20_Link"><text:span text:style-name="T9"><text:tab/>11</text:span></text:a></text:p>
          <text:p text:style-name="P2"><text:a xlink:type="simple" xlink:href="#_Toc59540087" text:style-name="Index_20_Link" text:visited-style-name="Index_20_Link"><text:span text:style-name="T8">4. EISTÄMINEN JA NÄKYVÄKSI TEKEMINEN</text:span></text:a><text:a xlink:type="simple" xlink:href="#_Toc59540087" text:style-name="Index_20_Link" text:visited-style-name="Index_20_Link"><text:span text:style-name="T9"><text:tab/>12</text:span></text:a></text:p>
          <text:p text:style-name="P3"><text:a xlink:type="simple" xlink:href="#_Toc59540088" text:style-name="Index_20_Link" text:visited-style-name="Index_20_Link"><text:span text:style-name="T2">4.1. Päämäärä</text:span></text:a><text:a xlink:type="simple" xlink:href="#_Toc59540088" text:style-name="Index_20_Link" text:visited-style-name="Index_20_Link"><text:span text:style-name="T9"><text:tab/>12</text:span></text:a></text:p>
          <text:p text:style-name="P2"><text:soft-page-break/><text:a xlink:type="simple" xlink:href="#_Toc59540089" text:style-name="Index_20_Link" text:visited-style-name="Index_20_Link"><text:span text:style-name="T2">5. ESIKOULU</text:span></text:a><text:a xlink:type="simple" xlink:href="#_Toc59540089" text:style-name="Index_20_Link" text:visited-style-name="Index_20_Link"><text:span text:style-name="T9"><text:tab/>13</text:span></text:a></text:p>
          <text:p text:style-name="P3"><text:a xlink:type="simple" xlink:href="#_Toc59540090" text:style-name="Index_20_Link" text:visited-style-name="Index_20_Link"><text:span text:style-name="T2">5.1 Päämäärä</text:span></text:a><text:a xlink:type="simple" xlink:href="#_Toc59540090" text:style-name="Index_20_Link" text:visited-style-name="Index_20_Link"><text:span text:style-name="T9"><text:tab/>13</text:span></text:a></text:p>
          <text:p text:style-name="P2"><text:a xlink:type="simple" xlink:href="#_Toc59540091" text:style-name="Index_20_Link" text:visited-style-name="Index_20_Link"><text:span text:style-name="T2">6. IKKÄÄNTYVIEN HUOLTO</text:span></text:a><text:a xlink:type="simple" xlink:href="#_Toc59540091" text:style-name="Index_20_Link" text:visited-style-name="Index_20_Link"><text:span text:style-name="T9"><text:tab/>14</text:span></text:a></text:p>
          <text:p text:style-name="P3"><text:a xlink:type="simple" xlink:href="#_Toc59540092" text:style-name="Index_20_Link" text:visited-style-name="Index_20_Link"><text:span text:style-name="T2">6.1 Päämäärä</text:span></text:a><text:a xlink:type="simple" xlink:href="#_Toc59540092" text:style-name="Index_20_Link" text:visited-style-name="Index_20_Link"><text:span text:style-name="T9"><text:tab/>14</text:span></text:a></text:p>
          <text:p text:style-name="P2"><text:a xlink:type="simple" xlink:href="#_Toc59540093" text:style-name="Index_20_Link" text:visited-style-name="Index_20_Link"><text:span text:style-name="T2">7. MINURITEETTIKIELEN RAHOTUS</text:span></text:a><text:a xlink:type="simple" xlink:href="#_Toc59540093" text:style-name="Index_20_Link" text:visited-style-name="Index_20_Link"><text:span text:style-name="T9"><text:tab/>15</text:span></text:a></text:p>
          <text:p text:style-name="P3"><text:a xlink:type="simple" xlink:href="#_Toc59540094" text:style-name="Index_20_Link" text:visited-style-name="Index_20_Link"><text:span text:style-name="T2">7.1. Päämäärä</text:span></text:a><text:a xlink:type="simple" xlink:href="#_Toc59540094" text:style-name="Index_20_Link" text:visited-style-name="Index_20_Link"><text:span text:style-name="T9"><text:tab/>16</text:span></text:a></text:p>
          <text:p text:style-name="P26"/>
        </text:index-body>
      </text:table-of-content>
      <text:h text:style-name="Heading_20_2" text:outline-level="2"><text:span text:style-name="T23"><text:tab/></text:span></text:h>
      <text:list xml:id="list734416987" text:style-name="WWNum18">
        <text:list-item>
          <text:h text:style-name="P9" text:outline-level="1"><text:bookmark-start text:name="_Toc59540070"/><text:span text:style-name="T26">TAUSTA</text:span><text:bookmark-end text:name="_Toc59540070"/></text:h>
        </text:list-item>
      </text:list>
      <text:p text:style-name="P32"/>
      <text:p text:style-name="P30"><text:span text:style-name="T11">Helmikuussa vuona 2000 Ruotti ratifiseerasi Euroopanneuvoston raamikonvenšuunin koskien kansalisten minuriteettien suojaa ja samoten ratifiseerasi Euroopan lainmääräyksen koskien maanosien ja minuriteettien kieliä. Tämän yhtheyessä otethiin minuriteettipolitiikka yheksi politiikan asiaksi Ruottin valtionbudjethiin. </text:span><text:span text:style-name="T4">Raamikonven</text:span><text:span text:style-name="T11">šuuni ei määrittele käsitettä </text:span><text:span text:style-name="T17">kansalinen minuriteetti</text:span><text:span text:style-name="T11">, mutta mainittee 5. artikkelissa, ette uskonto, kieli, perintheet ja kulttuuriperintö oon kansalisen minuriteetin itenttiteetin tärkeitä osia. Ruottin hallitus teki selväksi kriterit ja oli vielä sitä mieltä, ette seuraavat kriterit pitävä olla täytettyjä, ette ryhmä hyväksythään Ruottin kansaliseksi minuriteetiksi: </text:span></text:p>
      <text:list xml:id="list479858554" text:style-name="WWNum7">
        <text:list-item>
          <text:p text:style-name="P14"><text:span text:style-name="T4">Selvästi näkyvä yhtheenkuuluvaisuus ja ei vallitteva asema yhtheiskunnassa <text:s/></text:span></text:p>
        </text:list-item>
        <text:list-item>
          <text:p text:style-name="P14"><text:span text:style-name="T4">Uskonolinen, kielelinen, perintheelinen ja/taikka kulttuurinen kuuluminen <text:s/></text:span></text:p>
        </text:list-item>
        <text:list-item>
          <text:p text:style-name="P14"><text:span text:style-name="T4">Tahto ja pyrkimys säilyttää oma itenttiteetti <text:s/></text:span></text:p>
        </text:list-item>
        <text:list-item>
          <text:p text:style-name="P14"><text:span text:style-name="T4">Histooriset ja pitkät sitheet Ruothiin <text:s/></text:span></text:p>
        </text:list-item>
      </text:list>
      <text:p text:style-name="P30"><text:span text:style-name="T4">Nämät kriterit taustana Ruottin Valtiopäivät tunnusti juutalaiset, roomit, saamelaiset, ruottinsuomalaiset ja tornionlaaksolaiset viieksi kansaliseksi minuriteetiksi ja viieksi kansaliseksi minuriteettikieleksi: Jiddish, romani/chib, saamenkieli, suomenkieli ja meänkieli. <text:s text:c="2"/></text:span></text:p>
      <text:p text:style-name="P30"><text:span text:style-name="T4">Laki, koskien kansalisia minuriteettia ja minuriteettikieliä (SFS 2009:724) astu voihmaan tammikuussa 2010. Lain perussuoja antaa kansalisille minuriteetile oikeuen saa’a informa</text:span><text:span text:style-name="T11">šuunia, kulttuurin ja kielen suojelua, osalistumisen ja vaikutusvallan osalisuutta. Laki oon voimassa kaikissa kunnissa, maanosissa, valtion virastoissa etseteraa, ja se koskee kaikkia kansalisia minuriteettia. Perussuojan lisäksi oon kans olemassa saamenkieltä, suomenkieltä ja meänkieltä koskevia määräyksiä vahvistetusta suojasta niin sanotuissa hallintomaanosissa, joissa kunnat vapaehtosesti saattava liittyä hallintokunnaksi.</text:span><text:span text:style-name="T4"> </text:span></text:p>
      <text:p text:style-name="P41"><text:span text:style-name="T4">Vuen 2019:n alussa oli 64 kuntaa myötä suomenkielisissä hallintomaanosissa, 22 saamenkieleisissä ja kaheksan meänkielisissä, vuesta 2020 Uumaja kans liitethään meänkielen hallintomaanosaksi, mikä tietää ette meänkieli kattaa yheksän kuntaa. <text:s/></text:span></text:p>
      <text:p text:style-name="P34"/>
      <text:h text:style-name="Heading_20_2" text:outline-level="2"><text:bookmark-start text:name="_Toc59540071"/><text:span text:style-name="T27">1.1. Aijankohtanen lainmääräys</text:span><text:bookmark-end text:name="_Toc59540071"/></text:h>
      <text:p text:style-name="P32"/>
      <text:p text:style-name="P41"><text:span text:style-name="T15">Lainmääräys joka koskee kansalisia minuriteettia oon oikeuksienlainmääräys, jonka lähtökohta oon ihmisten loukkaamattomien oikeuksien keskheiset prinsiipit. <text:s/>Minuriteettilainmääräyksen lähtökohta oon ihmisoikeuksien kansainvälinen suoja. Tämä määritelhään Euroopanneuvoston raamikonven</text:span><text:span text:style-name="T11">šuunissa.</text:span><text:span text:style-name="T25"> </text:span></text:p>
      <text:p text:style-name="P35"/>
      <text:h text:style-name="Heading_20_3" text:outline-level="3"><text:bookmark-start text:name="_Toc59540072"/><text:span text:style-name="T16">1.1.2. Minuriteettilainmääräys (2009:724)</text:span><text:bookmark-end text:name="_Toc59540072"/><text:span text:style-name="T16"> </text:span></text:h>
      <text:p text:style-name="P32"/>
      <text:p text:style-name="P30"><text:span text:style-name="T15">Laki, mikä koskee kansalisia minuriteettia ja minuriteettikieliä (SFS 2009:724) antaa perussuojan ja nostaa esile joitaki prioriteerattuja pääalueita totteuttaaksheen hallintoviranomhaisten minuriteettikielen työtä: <text:s/></text:span></text:p>
      <text:list xml:id="list458380875" text:style-name="WWNum13">
        <text:list-item>
          <text:p text:style-name="P16"><text:span text:style-name="T4">Yhtheistä neuvonpitoa ja kartottamista (5 §, kans määräys 2009:1299, 8 §)</text:span></text:p>
        </text:list-item>
        <text:list-item>
          <text:p text:style-name="P16"><text:span text:style-name="T11">Informašuunia ja virkakuntakohtelua <text:s/></text:span><text:span text:style-name="T4">(3 §, även 9 §)</text:span></text:p>
        </text:list-item>
        <text:list-item>
          <text:p text:style-name="P16"><text:span text:style-name="T4">Eistäminen ja näkyväksi tekeminen (4§) </text:span></text:p>
        </text:list-item>
        <text:list-item>
          <text:p text:style-name="P16"><text:soft-page-break/><text:span text:style-name="T4">Esikoulu (4 §)</text:span></text:p>
        </text:list-item>
        <text:list-item>
          <text:p text:style-name="P16"><text:span text:style-name="T4">Ikkääntyvienhuolto (4 §)</text:span></text:p>
        </text:list-item>
        <text:list-item>
          <text:p text:style-name="P16"><text:span text:style-name="T4">Minuriteettikielten rahotus</text:span></text:p>
        </text:list-item>
      </text:list>
      <text:p text:style-name="P31"><text:span text:style-name="T4">1. tammikuuta 2019 minuriteetilain muutokset tulit voihmaan ja net vahvistava kansalisten minuriteettien oikeuksia.</text:span></text:p>
      <text:p text:style-name="P36"/>
      <text:h text:style-name="Heading_20_3" text:outline-level="3"><text:bookmark-start text:name="_Toc59540073"/><text:span text:style-name="T16">1.1.3. Pipluteekkilaki (2013:801)</text:span><text:bookmark-end text:name="_Toc59540073"/><text:span text:style-name="T16"> </text:span></text:h>
      <text:p text:style-name="P32"/>
      <text:p text:style-name="P31"><text:span text:style-name="T15">Pipluteekilaki (2013:801) astu voihmaan 1. tammikuuta 2014. Laki sannoo, ette ylheisen pipluteekkitoimen pipluteekit pitävä erityisesti havattea kansaliset minuriteetit ja tarjota minuriteettikielistä kirjalisuutta. </text:span></text:p>
      <text:p text:style-name="P31"><text:span text:style-name="T15"><text:s text:c="2"/></text:span></text:p>
      <text:h text:style-name="Heading_20_3" text:outline-level="3"><text:bookmark-start text:name="_Toc59540074"/><text:span text:style-name="T16">1.1.4. Koulumääräys (2011:185)</text:span><text:bookmark-end text:name="_Toc59540074"/><text:span text:style-name="T16"> </text:span></text:h>
      <text:p text:style-name="P32"/>
      <text:p text:style-name="P41"><text:span text:style-name="T15">Koulumääräys säätää kaikkien lasten oikeuen äitinkielen opetuksheen, vaikka äitinkieltä ei puhuta päivittäin kotona. <text:s/>Muista kielistä paitti olevat oppilhaat, jokka tahtova kansalisen minuriteettikielen äitinkielen opetusta, pitävä saa’a sen tarjonan. Näin tämä pättee huolimatta siittä kunka monta muuta oppilasta toivoo saman minuriteettikielen opetusta. Yks ehto oon se, ette oon olemassa sopiva aijankohtasen kielen opettaja. <text:s/></text:span></text:p>
      <text:p text:style-name="P35"/>
      <text:h text:style-name="Heading_20_2" text:outline-level="2"><text:bookmark-start text:name="_Toc59540075"/><text:span text:style-name="T28">1.2. Histoorinen monikultturinen ja monikielinen perukka</text:span><text:bookmark-end text:name="_Toc59540075"/><text:span text:style-name="T28"> </text:span></text:h>
      <text:p text:style-name="P32"/>
      <text:p text:style-name="P30"><text:span text:style-name="T4">Se ette Ruotti oon monikulttuurinen ja monikielinen ei tänäpäivänä ole mithään uutta. Tornionlaaksossa oon erikielisiä ihmisiä ja eri kulttuuria eläny rinnakkaa peräti tuhanen vuotta. Paikannimitutkimukset oon muun seassa osottanheet, ette saamen- ja meänkieli oon kiehleen kattoen ruottinkieltä vanheempia tällä perälä. Tornionlaakso oon rajamaata, missä erilaisuuet oon olheet arkipäivää ja leimanheet sukupolvet. <text:s/></text:span></text:p>
      <text:p text:style-name="P41"><text:span text:style-name="T4">Eri kausina siirtoaaltoja oon menny Tornionlaaksosta eri puolile mailmaa ja sukupolvesta sukupolhveen ihmiset oon kuljettanheet tätä kielen ja kulttuurin muo’ostamaa itenttiteettiä uusile paikkakunnile. Siksi Tornionlaakso oon ommaa maantie’että laajempi. <text:s/></text:span></text:p>
      <text:p text:style-name="P37"/>
      <text:h text:style-name="Heading_20_2" text:outline-level="2"><text:bookmark-start text:name="_Toc59540076"/><text:span text:style-name="T28">1.3. Matarengin kunnan minuriteettipolitiikan suuntaus</text:span><text:bookmark-end text:name="_Toc59540076"/><text:span text:style-name="T28"> </text:span></text:h>
      <text:p text:style-name="P32"/>
      <text:p text:style-name="P30"><text:span text:style-name="T4">Matarenginperälä oon ollu keskheinen vaikutus Tornionlaakson histoorihaan. Ensimäisistä asutuksista nykyaikhaan paikka oon ollu kielelisen ja kulttuurisen kehityslinjan kaartala. Monet vaikuttavat histooriset tapahtumat oon sattunheet paikkakunnala. Histoorisesti Tornionlaakson ruottalaistaminen oon leimanu sukupolvia kieltheisesti ja vaikuttannu niin yksilön ko väen kielen ja kulttuurin näkemyksheen. Nyt oon kuiten aika kielirevitaliseerinkityön kautta ottaa takasi menetetyn ja parantaa, korottaa ja vahvistaa vanhoja ja uusia kieltä kantavia sukupolvia.</text:span></text:p>
      <text:p text:style-name="P30"><text:soft-page-break/><text:span text:style-name="T4">Matarengin kunnassa met halvama, ette meän monikulttuuriset juurenlangat, viis kansalista minuriteettia, kasuava yhtheen uusien kielten ja kansalaisuuksien parhiin, vahvistava temokratiita ja rikastuttava uuenaikasen yhteiskunnan kehitystä. Kunta oon kuulunu suomenkielen ja meänkielen hallintomaanosaksi alusta asti, vuesta 2000 ja minuriteettilainmääräys asettaa erityisiä vaatimuksia kunnale koskien suomenkieltä ja meänkieltä. <text:s/></text:span></text:p>
      <text:p text:style-name="P28"/>
      <text:p text:style-name="P30"><text:span text:style-name="T4"><text:s/></text:span></text:p>
      <text:p text:style-name="P31"><text:span text:style-name="T21">Ylheiskattavia päämääriä</text:span></text:p>
      <text:p text:style-name="P38"/>
      <text:list xml:id="list338478105" text:style-name="WWNum12">
        <text:list-item>
          <text:p text:style-name="P17"><text:span text:style-name="T12">Vahvistaa kieltärikastuttavaa opetusta esikoulussa ja koulussa. <text:s/></text:span></text:p>
        </text:list-item>
        <text:list-item>
          <text:p text:style-name="P17"><text:span text:style-name="T12">Prioriteerata menettelykehitystä esikoulun, koulun ja ikkääntyvienhuolon työssä. </text:span><text:span text:style-name="T5"><text:s/></text:span></text:p>
        </text:list-item>
        <text:list-item>
          <text:p text:style-name="P17"><text:span text:style-name="T12">Tehä näkyväksi kansaliset minuriteetit ja minuriteettikielet paikalisessa yhtheiskunnassa. <text:s/></text:span></text:p>
        </text:list-item>
        <text:list-item>
          <text:p text:style-name="P17"><text:span text:style-name="T12">Lisätä suomen- ja meänkielisen yhtheiskuntainformašuunin, plankettien ja e-palvelujen saamisen maholisuutta</text:span><text:span text:style-name="T5">.</text:span></text:p>
        </text:list-item>
        <text:list-item>
          <text:p text:style-name="P17"><text:span text:style-name="T12">Hoputtaa Meänkielikeskuksen ja siihen kuuluvan kansalisen resursipipluteekin ja kansalisen meänkielen kielikeskuksen alottamista.</text:span></text:p>
        </text:list-item>
        <text:list-item>
          <text:p text:style-name="P21"><text:span text:style-name="T12">Profileerata kuntaa kielelisenä ja kulttuurisena kohtaamispaikkana Pohjoskalotilla</text:span><text:span text:style-name="T5">. </text:span></text:p>
        </text:list-item>
      </text:list>
      <text:p text:style-name="P42"/>
      <text:h text:style-name="Heading_20_3" text:outline-level="3"><text:bookmark-start text:name="_Toc59540077"/><text:span text:style-name="T3">1.3.1 </text:span><text:span text:style-name="T8">Vahvistaa kieltärikastuttavaa opetusta esikoulussa ja koulussa</text:span><text:bookmark-end text:name="_Toc59540077"/><text:span text:style-name="T8"> </text:span></text:h>
      <text:p text:style-name="P39"/>
      <text:p text:style-name="P41"><text:span text:style-name="T4">Jokasella esikoulun osastolla oon oma minuriteettikielestä vastaava petakooki, joka puhhuu perheen toivottua minuriteettikieltä ja suomenkieltä, ja joka vastaa minuriteettikielten, suomenkielen ja meänkielen opetuksesta ja sen lisäksi pittää siittä huolta, ette suomenkieli ja meänkieli näkkyvä toiminassa. Leikilisten aktiviteettien kautta lapset innottuva monikielisyyestä. Lasten kielten kehittyminen vaatii kielelisesti rikasta ympäristöä ja sen lisäksi tietosia raahvaita arkipäivässä. Esikoulun rooli oon antaa lapsile kielen tukea mutta kans innottaa hoiosta vastaavia ja perheitä viehmään kieltä ja kulttuuria sukupolvien yli. Kouluja innotethaan profileeraahmaan kansalisia minuriteettikieliä ja projektia kulttuuriperinön puolela ja innotethaan vielä yhtheistoiminthaan Suomenpuolen krannikuntien koulujen kans. Kultturikoulun toiminta oon kans yks osa kieltä- ja kulttuuria eistävää työtä. Syksylä 2020 laitethaan teemapäiviä peruskoulule ja jymnaasiekoulule, joissa oon puhheita ja workshoppia, musikkia ja draamaa, Tornionlaakson historiasta ja kielestä ja kulttuurin merkityksestä ihmisen itenttiteetile. </text:span></text:p>
      <text:p text:style-name="P37"/>
      <text:h text:style-name="Heading_20_3" text:outline-level="3"><text:bookmark-start text:name="_Toc59540078"/><text:span text:style-name="T3">1.3.2 </text:span><text:span text:style-name="T8">Prioriteerata menettelykehitystä esikoulun, koulun ja ikkääntyvienhuolon työssä</text:span><text:bookmark-end text:name="_Toc59540078"/></text:h>
      <text:p text:style-name="P40"/>
      <text:p text:style-name="P41"><text:span text:style-name="T4">Oma menetelmäkehittäjä, joka tekkee työtä kielenrevitaliseerinkin puolela, maholistaaksheen lain täyttämisen vaatimuksia: <text:s/></text:span></text:p>
      <text:p text:style-name="P41"><text:span text:style-name="T4"><text:s text:c="3"/></text:span></text:p>
      <text:p text:style-name="P30"><text:span text:style-name="T4">- Esikoulussa ohjata minuriteettikielen petakookia ja suunitella yhtheisiä kohtaamisia, hommata materiaalia, järjestää minuriteettikielistä toimintaa, käyä lapsiryhmissä, joissa laittaa leikkiä, draamaa, satujen lukemista, laulua ja ramsoja.</text:span></text:p>
      <text:p text:style-name="P30"><text:soft-page-break/><text:span text:style-name="T4">- Koulussa hommata minuriteettikielisiä aktiviteettia ja esittää </text:span><text:span text:style-name="T19">Jännä raamattureisu</text:span><text:span text:style-name="T4"> – raamatunseikkailuja meänkielelä oppilhaile luokissa 4 ja 5 joka kevä- ja syystermiina, kaikissa kunnan kouluissa. <text:s/></text:span></text:p>
      <text:p text:style-name="P30"><text:span text:style-name="T4">-Ikkääntyvienhuolossa järjestää tapahtumia minuriteettikielilä kunnan ikkääntyvien asunoissa joka viikko esimerkiksi laulua ja musikkia, kirjan- ja runonlukemista, pikkupuohaa ja käsityötä, teatteria ja laspisryhmien käyntiä. <text:s/></text:span></text:p>
      <text:p text:style-name="P30"><text:span text:style-name="T4">- Informeerata, innottaa ja pittää luentoja ja laittaa henkilökunnale kielikursia ja kääntää tekstiä suomeksi ja meänkieleksi. <text:s/></text:span></text:p>
      <text:p text:style-name="P30"><text:span text:style-name="T4">Tärkeätä meile oon hoitaa yhtheistoimintaa föreninkien ja opintoliittojen kans kieltä ja kulttuuria kehittävien toimen puolela esikoulussa, koulussa ja ikkääntyvienhuolossa, siksi ko tämä oon tärkeätä toiminankehityksen perspektiivissä kans. <text:s text:c="4"/></text:span></text:p>
      <text:h text:style-name="Heading_20_3" text:outline-level="3"><text:bookmark-start text:name="_Toc59540079"/><text:span text:style-name="T3">1.3.3. </text:span><text:span text:style-name="T8">Tehä näkyväksi kansaliset minuriteetit ja minuriteettikielet paikalisessa yhtheiskunnassa</text:span><text:bookmark-end text:name="_Toc59540079"/></text:h>
      <text:p text:style-name="P32"/>
      <text:p text:style-name="P31"><text:span text:style-name="T4">Monikielisyys oon yks Tornionlaakson tunnusmerkki. Siksi met tarttema pyrkiä siihen, ette monikielisyys jatkaa olheen sishäänrakenettu osa kunnan toiminasta ja palvelusta. Tarkottaen suojata kielen paikkaa julkisissa paikoissa, suomenkielisten ja meänkielisten tiekylttien lissääminen oon tarpheelista. Ko työpaikka-anonsia muo’ostethaan ja väkeä otethaan työhön niin suomenkielistä ja meänkielistä ossaamista pittää nostaa framile merittinnä. Minuriteettilainmääräyksen tukemanna met kehitämmä avointa yhtheistä neuvonpitoa kuttumalla avoihmeen yhtheisneuvonthaan joka vuosi johonki kunnan kylhään ja se oon kytketty kulttuuritapahtumhaan. Se tarjoaa maholisuuen antaa tietoa laista ja oikeuksista, lissää nettitoimia kunnan kaikissa osissa ja tekkee kansaliset minuriteettikielet näkyviksi. Huomioimalla Ruottinsuomalaisten päivää ja Tornionlaaksolaisten päivää <text:s/>ja muita flakupäiviä met aijoma tehä näkyviksi Ruottin viittä kansalista minuriteettia. <text:s/></text:span></text:p>
      <text:p text:style-name="P36"/>
      <text:h text:style-name="P13" text:outline-level="3"><text:bookmark-start text:name="_Toc59540080"/><text:span text:style-name="T3">1.3.4. </text:span><text:span text:style-name="T8">Lisätä suomen- ja meänkielisen yhtheiskuntainformašuunin, plankettien ja e-palvelujen saamisen maholisuutta</text:span><text:bookmark-end text:name="_Toc59540080"/></text:h>
      <text:p text:style-name="P32"/>
      <text:p text:style-name="P41"><text:span text:style-name="T5">Met aijoma kartottaa suomenkielisen ja meänkielisen informa</text:span><text:span text:style-name="T11">šuunin hantteerinkia kaikissa hallinoissa havataksemme mikkä parantamiset oon tarpheelisia, ja tarkotus oon lisätä suomenkielisen ja meänkielisen tionmäärän saamista yhtheiskuntainformašuunin puolela. Kotisivut, julistheet, planketit ja e-palvelut tarkistethaan. </text:span><text:span text:style-name="T4">Vahvistettu informa</text:span><text:span text:style-name="T11">šuuni oon osa näkyväksi tekemisen työssä. </text:span></text:p>
      <text:p text:style-name="P33"/>
      <text:h text:style-name="P13" text:outline-level="3"><text:bookmark-start text:name="_Toc59540081"/><text:span text:style-name="T3">1.3.5. </text:span><text:span text:style-name="T8">Hoputtaa Meänkielikeskuksen ja siihen kuuluvan kansalisen resursipipluteekin ja kansalisen meänkielen kielikeskuksen alottamista</text:span><text:bookmark-end text:name="_Toc59540081"/><text:span text:style-name="T8"> </text:span><text:span text:style-name="T3"><text:s text:c="3"/></text:span></text:h>
      <text:p text:style-name="P32"/>
      <text:p text:style-name="P41"><text:span text:style-name="T12">Met halvama olla myötä vaikuttamassa </text:span><text:span text:style-name="T4">Nordkalottens kultur och forskningscentrumin (NKFC)</text:span><text:span text:style-name="T12"> (Pohjoskalotin kulttuuri- ja tutkimuskeskuksen) lähiaijan muutoksheen Meänkielisentteriksi.</text:span><text:span text:style-name="T4"> Nordkalottbiblioteketin (Pohjoskalottipipluteekin) kokoelma ja arkistomateriaali oon aivan omia lajilhaan ja arvioihaan arvokhaiksi Tornionlaaksoa koskevassa kielen ja kulttuuriperinön tutkimuksen puolela. Meänkielisentteri sisältää tulevaisuuessa kansalisen resursipipluteekin, mikä oon Kungliga biblioteketin ossaa ja kans kansalinen meänkielen kielisentterin, yhistetty Institutionen för språk och folkminnenhiin. Toiminta tullee olheen kielen ja kulttuurin, koulutuksen ja tutkimuksen napa Pohjoskalotilla. </text:span></text:p>
      <text:p text:style-name="P37"/>
      <text:h text:style-name="Heading_20_3" text:outline-level="3"><text:bookmark-start text:name="_Toc59540082"/><text:span text:style-name="T3">1.3.6. </text:span><text:span text:style-name="T8">Profileerata kuntaa kielelisenä ja kulttuurisena kohtaamispaikkana Pohjoskalotilla</text:span><text:bookmark-end text:name="_Toc59540082"/></text:h>
      <text:p text:style-name="P39"/>
      <text:p text:style-name="P30"><text:span text:style-name="T4">Pohjoskalotti oon yhtä ja sammaa kielen ja kultttuurin perrää. Meänkielisentterillä oon oma vastine Kvensk Instituttissä Norjassa. Tarkotuksen suunta oon kehittää yhtheistyötä kielen ja kulttuurin, koulutuksen ja tutkimuksen alala Pohjoskalotilla ja vielä vahvistaa Matarenkia perän kohtaamispaikkana ja tämä taustana alotethaan yhtheinen projekti Kvensk Instituttin kans Porsangerin kunta myötä, paikkakunta mikä muuten oon Matarengin ystävyyspaikkakunta. Projektin tarkotus oon rakentaa yhtheisten kehitysalojen yhtheistyöpaikka-alustaa kielen ja kulttuurin puolela. </text:span></text:p>
      <text:p text:style-name="P28"/>
      <text:p text:style-name="P28"/>
      <text:h text:style-name="P10" text:outline-level="1"><text:soft-page-break/><text:span text:style-name="T2"><text:s/></text:span><text:bookmark-start text:name="_Toc59540083"/><text:span text:style-name="T2">2. YHTHEISTÄ NEUVONPITOA JA KARTOTTAMISTA</text:span><text:bookmark-end text:name="_Toc59540083"/></text:h>
      <text:p text:style-name="P32"/>
      <text:p text:style-name="Standard"><text:span text:style-name="T19">“Hallintoviranomhaiset häätyvä antaa kansalisille minuriteetile vaikutuksen maholisuuen heitä koskevissa kysymyksissä ja niin pitkäle ko oon maholista olla yhtheisissä neuvonpioissa minuriteettien kans tämmösissä kysymyksissä.” 5 § </text:span></text:p>
      <text:p text:style-name="Standard"><text:span text:style-name="T19">“ Hallintoviranomhaiset häätyvä erityisesti eistää lasten ja nuorten vaikuttamisen maholisuuksia heitä koskevissa kysymyksissä ja soveltaa muo’ot heän eelytystä huomioien. <text:line-break/>5a §</text:span><text:span text:style-name="T4"> </text:span></text:p>
      <text:p text:style-name="P31"><text:span text:style-name="T19">“Kunnat ja maakäräjät häätyvä hyväksyä oman minuiriteettipolittisen työn päämääriä ja oosviittoja omale työle.”</text:span><text:span text:style-name="T4"> 5b §, Laki 2009:724, koskien kansalisia minuriteettia ja minuriteettikieliä.</text:span></text:p>
      <text:p text:style-name="P36"/>
      <text:h text:style-name="P12" text:outline-level="2"><text:bookmark-start text:name="_Toc59540084"/><text:span text:style-name="T28">2.1 Päämäärä</text:span><text:bookmark-end text:name="_Toc59540084"/></text:h>
      <text:p text:style-name="P32"/>
      <text:list xml:id="list224804792426651" text:continue-list="list458380875" text:style-name="WWNum13">
        <text:list-item>
          <text:p text:style-name="P15"><text:span text:style-name="T4">Yhtheinen neuvonpito oon piettävä vähhiinthään neljä kertaa vuessa ja siihen häätyy kuttua politiikkoja, virkailijoita ja kuttuttuja ruottinsuomalaisryhmän ja tornionlaakson paikalisia intressijärjestöjä ja vielä Matarengin seurakuntaa eustavan henkilön. </text:span></text:p>
        </text:list-item>
        <text:list-item>
          <text:p text:style-name="P15"><text:span text:style-name="T4">Avoin yhtheinen neuvonpito - mikä tietää, keskustelua järjestöelähmään liittymättömien minuriteettihenkilöitten kans – oon piettävä vähhiinthään kolme kertaa vuessa. <text:s/></text:span></text:p>
        </text:list-item>
        <text:list-item>
          <text:p text:style-name="P15"><text:span text:style-name="T4">Lapsia koskeva neuvonpito oon piettävä vähhiinthään kolme kertaa vuessa. Kuulotilasuutheen häätyy mennä avoin kuttu, se häätyy seurata rakentheelista muotoa ja sen häätyy toukumenteerata sopivalla mallila. Kuulotilasuus häätyy olla avoimen varanen. <text:s text:c="2"/></text:span></text:p>
        </text:list-item>
        <text:list-item>
          <text:p text:style-name="P15"><text:span text:style-name="T4">Lasten ja nuorten näkemyksiä häätyy noutaa jatkuvasti koskien komentaaria kysymyksistä, joila oon nykyhetken tärkeyttä nuorile raahvaile, esimerkiksi kunnan Facebook-tilin kautta, ja vielä Unga minoriteter i Övertorneålta, taikka muista sosiaalisista metioista. <text:s/></text:span></text:p>
        </text:list-item>
        <text:list-item>
          <text:p text:style-name="P15"><text:span text:style-name="T4">Kunta pittää päättää oman minuriteettipolittisen työn päämääristä ja suuntauksista. Nämät päämäärät ja suuntaukset häätyy reviteerata joka neljäs vuosi, keskustelussa minuriteettien kans. <text:s/></text:span></text:p>
        </text:list-item>
        <text:list-item>
          <text:p text:style-name="P15"><text:span text:style-name="T4">Kunnan hallintoelimet pitävä jatkuvasti uuesthaan kartottaa kansalisten minuritteettien sarala työtä tekevien pätevyyen ja omassa keskuuessa panna vastaavia virkailijoita hoithaan enkkelttiä käänöksiä. <text:s/></text:span></text:p>
        </text:list-item>
        <text:list-item>
          <text:p text:style-name="P22"><text:span text:style-name="T4">Kunnan hallintoelimet pitävä jatkuvasti kartottaa suomenkielisen ja meänkielisen aijankohtasen informa</text:span><text:span text:style-name="T11">šuunin saatavuuen.</text:span><text:span text:style-name="T4"> </text:span></text:p>
        </text:list-item>
      </text:list>
      <text:p text:style-name="P23"/>
      <text:h text:style-name="Heading_20_1" text:outline-level="1"><text:bookmark-start text:name="_Toc59540085"/><text:span text:style-name="T8">3.INFORMAšUUNIA JA VIRKAKUNTAKOHTELUA</text:span><text:bookmark-end text:name="_Toc59540085"/></text:h>
      <text:p text:style-name="P43"/>
      <text:p text:style-name="P47"><text:span text:style-name="T19">“Kunnat ja maakäräjät pitävä informeerata kansalisia minuriteettia näitten oikeuksista ja yhtheiskunnan eesvastuusta sen lain ja niitten määräysten mukhaan, joihin mainittu laki viittaa.” 3 § </text:span></text:p>
      <text:p text:style-name="P47"><text:span text:style-name="T19">“Yhtheiskunnalla oon erityinen eesvastaava tehtävä suojela ja eesauttaa kansalisia minuriteettikieliä.” 4 §</text:span></text:p>
      <text:p text:style-name="P47"><text:span text:style-name="T19">“Yksityiselä oon oikeus käyttää suomenkieltä, meänkieltä ja kans saamenkieltä suulisissa ja kirjatuissa kontaktissa hallintoviranomhaisen kans, jonka maantietheelinen toimintaperä kokohnaans taikka osittain yhtyy minuriteettikielen toimituspaikhaan”/…/ “Jos yksityinen käyttää suomenkieltä, meänkieltä taikka saamenkieltä semmosta asiaa hoiettaen, viranomhainen oon velvotettu vastaahmaan samala kielelä. Yksityiselä, jolla ei ole lakimiehen apulaista, oon sen lisäksi oikeus vaaittuaan saa’a päätöksestä kirjalisen käänöksen ja vielä päätöksen syyt, tämän kaiken suomenkielelä, meänkielelä ja kans saamenkielelä.” 8 §, L</text:span><text:span text:style-name="T18">aki</text:span><text:span text:style-name="T4"> 2009:724, Laki, koskien kansalisia minuriteettia ja minuriteettikieliä.</text:span></text:p>
      <text:p text:style-name="P45"><text:soft-page-break/><text:span text:style-name="T4">Kansalisten minuriteettikielten informa</text:span><text:span text:style-name="T11">šuunin tarkotus</text:span><text:span text:style-name="T4"> ei ole vain ymmärtämistä ja oivaltamista koskeva asia, se oon vähhinthään kans yhtä paljon asia, mikä koskee kansalisten minuriteettien eesauttamista ja näkyväksi tekemistä. Kunka pitkäle informa</text:span><text:span text:style-name="T11">šuunia pittää kääntää minuriteettikielile oon kysymys, josta oon keskusteltu aikasemmin yhtheisissä neuvonpiossa siviliyhtheiskunnan kans ja se oon johtanu erilaisihiin punnitukshiin ko kysheessä oon suomenkieli ja meänkieli. </text:span><text:span text:style-name="T4"><text:s/></text:span></text:p>
      <text:p text:style-name="P45"><text:span text:style-name="T4"><text:s/></text:span></text:p>
      <text:h text:style-name="P12" text:outline-level="2"><text:bookmark-start text:name="_Toc59540086"/><text:span text:style-name="T28">3.1 Päämäärä</text:span><text:bookmark-end text:name="_Toc59540086"/></text:h>
      <text:p text:style-name="P32"/>
      <text:list xml:id="list224805758809544" text:continue-numbering="true" text:style-name="WWNum13">
        <text:list-item>
          <text:p text:style-name="P16"><text:span text:style-name="T4">Matarengin kunnan kotisivu pittää tärkeimin osin olla päivitetty suomenkielelä. <text:s/></text:span></text:p>
        </text:list-item>
        <text:list-item>
          <text:p text:style-name="P16"><text:span text:style-name="T4">Kunnan hallintoelimet vastaava itte siittä, ette ylheisesti tärkeä informa</text:span><text:span text:style-name="T11">šuuni ja </text:span><text:span text:style-name="T4">informa</text:span><text:span text:style-name="T11">šuuni, mikä koskee turvalisuutta </text:span><text:span text:style-name="T4"><text:s/>ja mikä erityisesti koskee kunnan asukhaita, oon käänetty suomeksi. Tietty informa</text:span><text:span text:style-name="T11">šuuni meänkielelä oon kans julkistettava. </text:span><text:span text:style-name="T4"><text:s/></text:span></text:p>
        </text:list-item>
        <text:list-item>
          <text:p text:style-name="P16"><text:span text:style-name="T4">Hallinot häätyvä pittää tarjola suomenkielenettyjä ja meänkielenettyjä plankettia ja julistheita heän toiministhaan. <text:s/></text:span></text:p>
        </text:list-item>
        <text:list-item>
          <text:p text:style-name="P16"><text:span text:style-name="T4">Hallinon vasthaanotto pittää aijankohtasenna palveluja, kylttiä ja telefoonivastausta suomenkielelä ja meänkielelä. <text:s/></text:span></text:p>
        </text:list-item>
        <text:list-item>
          <text:p text:style-name="P16"><text:span text:style-name="T4">Tarjota pätevyyttä vahvistavia suomenkielisiä ja meänkielisiä <text:s/>koulutuksia kunnassa töissä oleville. <text:s/></text:span></text:p>
        </text:list-item>
        <text:list-item>
          <text:p text:style-name="P24"><text:span text:style-name="T4">Kunnanvaltuusthoon ja kunnanhallituksheen valituile henkilöile annethaan vähhinthään yks koulutusmaholisuus minuriteettillainmääräyksistä neljän vuen kauen aikana. </text:span></text:p>
        </text:list-item>
      </text:list>
      <text:h text:style-name="Heading_20_1" text:outline-level="1"><text:bookmark-start text:name="_Toc59540087"/><text:span text:style-name="T8">4. EISTÄMINEN JA NÄKYVÄKSI TEKEMINEN</text:span><text:bookmark-end text:name="_Toc59540087"/></text:h>
      <text:p text:style-name="P32"/>
      <text:p text:style-name="P30"><text:span text:style-name="T19">“Yhtheiskunnala oon erityinen eesvastuu suojataksheen ja eistääksheen kansalisia minuriteettikieliä. Yhtheiskunta pittää kans muutenki eistää kansalisten minuriteettien maholisuuksia säilyttää ja kehittää ommaa kulttuuria Ruottissa. 4 §, </text:span><text:span text:style-name="T4">laki 2009: 724, koskien kansalisia minuriteettia ja minuriteettikieliä.</text:span></text:p>
      <text:p text:style-name="P41"><text:span text:style-name="T11">Kansalisten minuriteettikielinen informašuuni saapi aikhaan - ei vain lissää ymmärystä - kansalisten minuriteettien näkyväksi tekemisestä. Siksi sillä oon oma arvonsa esimerkiksi, ette oon kylttiä julkisessa miljöössä ja tärkeilä paikoila. </text:span><text:span text:style-name="T4">Sosiaalisen kapitaalin eistämistyö kansalisten minuriteettien puolesta vaikuttaa kans kunnan näkyväksi tekemisheen ja markkinointhiin. <text:s/></text:span></text:p>
      <text:p text:style-name="P37"/>
      <text:h text:style-name="Heading_20_2" text:outline-level="2"><text:bookmark-start text:name="_Toc59540088"/><text:span text:style-name="T28">4.1. Päämäärä</text:span><text:bookmark-end text:name="_Toc59540088"/></text:h>
      <text:p text:style-name="P32"/>
      <text:list xml:id="list224806424805224" text:continue-numbering="true" text:style-name="WWNum13">
        <text:list-item>
          <text:p text:style-name="P16"><text:span text:style-name="T4">Suoajata suomenkielistä ja meänkielistä </text:span><text:span text:style-name="T11">informašuunia näkyväksi tekemisen ja markkinoinin arvona.</text:span><text:span text:style-name="T4"> </text:span></text:p>
        </text:list-item>
        <text:list-item>
          <text:p text:style-name="P16"><text:span text:style-name="T4">Lisätä suomenkielistä ja meänkielistä kyltinpanoa julkisissa tilossa ja paikoissa. <text:s/></text:span></text:p>
        </text:list-item>
        <text:list-item>
          <text:p text:style-name="P16"><text:span text:style-name="T4">Laittaa </text:span><text:span text:style-name="T11">informašuuni</text:span><text:span text:style-name="T4">tauluja, jokka tervehtivä kävijöitä paikkakunnala ja jokka osottava kieltä ja kulttuuria. </text:span></text:p>
        </text:list-item>
      </text:list>
      <text:h text:style-name="Heading_20_1" text:outline-level="1"><text:bookmark-start text:name="_Toc59540089"/><text:span text:style-name="T2">5. ESIKOULU</text:span><text:bookmark-end text:name="_Toc59540089"/></text:h>
      <text:p text:style-name="P32"><text:soft-page-break/></text:p>
      <text:p text:style-name="P46"><text:span text:style-name="T19">“Lasten kulttuurisen itenttiteetin kehitystä ja oman äitinkielen käyttöä pittää eesauttaa.” 4 §</text:span></text:p>
      <text:p text:style-name="P46"><text:span text:style-name="T19">“Kotikunta, joka oon hallintomaanoshaan kuuluva/ …/ pittää hoitajan vaatiessa tarjota lapsile esikoulupaikan, missä koko taikka huomattava osa koulutuksesta on suomenkielinen, meänkielinen ja kans saamenkielen. <text:s/></text:span></text:p>
      <text:p text:style-name="P47"><text:span text:style-name="T19">Hoitaja, joka hakkee lapsele esikoulupaikkaa, pittää saa’a kysymyksen jos se halvaa paikkaa semmosta esikoulusta, johonka viitathaan ensimäisessä kappalheessa” 12a §, </text:span><text:span text:style-name="T4">Laki 2009:724, Laki, koskien kansalisia minuriteettia ja minuriteettikieliä.</text:span></text:p>
      <text:p text:style-name="P45"><text:span text:style-name="T4">Matarengin kunta tarjoaa kaikkien esikoulujen osastoissa osittaista suomenkielistä ja meänkielistä toimintaa. Joka osastolla oon minuriteettikielinen eesvastaaja petakooki, joka pittää puhua perheen toivottua kieltä ja sen lisäksi kattoa perhään, ette oon suomenkielistä ja meänkielistä toimintaa. Menetelmäkehittäjä käypi sen lisäksi säänölisesti joka osastolla ja innottaa lapsia ja raahvaita monikieleisyyen kehittämisheen tarinoimalla, draaman avula, leikkien ja musikin kautta. Minuriteettikielen eesvastaajia petakookia oon ollu muutama vuosi paikalisessa nettiyhtheyksessä, jota johtaa menetelmäkehittäjä, ja net kokkointuva säänölisesti, jakava kokemuksia ja niitä jatkokoulutethaan kieltä rikastuttavan opetuksen puolela. <text:s/></text:span></text:p>
      <text:p text:style-name="P45"><text:span text:style-name="T4"><text:s/></text:span></text:p>
      <text:h text:style-name="P12" text:outline-level="2"><text:bookmark-start text:name="_Toc59540090"/><text:span text:style-name="T28">5.1 Päämäärä</text:span><text:bookmark-end text:name="_Toc59540090"/></text:h>
      <text:p text:style-name="P32"/>
      <text:list xml:id="list224806139841113" text:continue-numbering="true" text:style-name="WWNum13">
        <text:list-item>
          <text:p text:style-name="P15"><text:span text:style-name="T4">Esikoulu eesvastaa siittä, ette hoitaja – niin hakieshaan ko lapsen sisästämiskoulutuksessa – saapi tietoa oikeuksista saa’a esikoulutoiminan paikan, missä huomattava osa koulutuksesta oon suomenkielien taikka meänkielinen. <text:s/></text:span></text:p>
        </text:list-item>
        <text:list-item>
          <text:p text:style-name="P15"><text:span text:style-name="T4">Matarengin kunta pittää aktiivisesti vaikuttaa siihen, ette vahvistaa ja herättää lasten ja nuorten kansalisten minoriteettikielten mielenkiintoa esikoulossa ja koulussa. <text:s/></text:span></text:p>
        </text:list-item>
        <text:list-item>
          <text:p text:style-name="P15"><text:span text:style-name="T4">Kunnan menetelmäkehittäjä pittää erityisesti eesauttaa suomenkielen ja meänkielen intoa ja kans tehä työtä kehittäen luovia menetelmiä ja taitheelista ilmasua. </text:span></text:p>
        </text:list-item>
        <text:list-item>
          <text:p text:style-name="P15"><text:span text:style-name="T4">Kulttuuritapahtumat pitävä kans antaa lapsile tietoa omista kulttuurin juurista ja vahvistaa niitten itenttiteettiä. <text:s/></text:span></text:p>
        </text:list-item>
        <text:list-item>
          <text:p text:style-name="P15"><text:span text:style-name="T4">Tarjota</text:span><text:span text:style-name="T19"> Jännä raamattureisu</text:span><text:span text:style-name="T4"> – raamattuseikkailuja meänkielelä luokissa 4 ja 5 joka kevä- ja syystärmiina Svarträvenin koulussa, Svansteinin koulussa ja Hietaniemi friskolassa. Materiaali on Skolverketin hyväksymä ja osottaa raamatun kertomukset draaman, laulun ja liikheen avula leikilisesti ja interaktiivisesti, puolueettomasti ja ilman uskonolisia tulkintoja, tämä samanaikasesti ruottiksi ja meänkielelä. <text:s/></text:span></text:p>
        </text:list-item>
        <text:list-item>
          <text:p text:style-name="P15"><text:span text:style-name="T4">Peruskoulu pittää aina tarjota suomenkielen ja meänkielen, äitinkielistä opetusta. <text:s/></text:span></text:p>
        </text:list-item>
        <text:list-item>
          <text:p text:style-name="P15"><text:span text:style-name="T4">Peruskoulu pittää tarjota oppilhaile maholisuuen lukea suomenkieltä ja meänkieltä nykykielenä. <text:s/></text:span></text:p>
        </text:list-item>
        <text:list-item>
          <text:p text:style-name="P15"><text:span text:style-name="T4">Jymnaasiakoulu pittää tarjota oppilhaile maholisuuen lukea suomenkieltä ja meänkieltä nykykielenä. <text:s text:c="2"/></text:span></text:p>
        </text:list-item>
        <text:list-item>
          <text:p text:style-name="P15"><text:span text:style-name="T4">Minuriteettikielen stipentiä luokissa 3 ja 6.</text:span></text:p>
        </text:list-item>
        <text:list-item>
          <text:p text:style-name="P15"><text:span text:style-name="T4">Matarengin kunta pittää kehittää kauaspaikalista suomenkielen ja meänkielen opetusta. </text:span></text:p>
        </text:list-item>
      </text:list>
      <text:p text:style-name="P27"/>
      <text:h text:style-name="P11" text:outline-level="1"><text:bookmark-start text:name="_Toc59540091"/><text:span text:style-name="T2">6. IKKÄÄNTYVIEN HUOLTO</text:span><text:bookmark-end text:name="_Toc59540091"/></text:h>
      <text:p text:style-name="P32"/>
      <text:p text:style-name="Standard"><text:soft-page-break/><text:span text:style-name="T19">“Kotikunta, joka oon hallintomaanoshaan kuuluva pittä jonku vaatieshaan maholistaa koko taikka huomattavan osan palvelusta ja hoiosta, jota ikkääntyvien raamien sisälä oon tarjola, ette oon henkilökontaa joka hallittee suomenkielen ja meänkielen ja kans saamenkielen” </text:span><text:span text:style-name="T4">18 §</text:span></text:p>
      <text:p text:style-name="Standard"><text:span text:style-name="T19">“Kunta pittää semmosen hoion raamien sisälä, jota oon tarjola 18. ja 18a. §§ mukhaan, ottaa huomiohoon ikkääntyvien tarpeista ylläpittää ommaa kulttuurista itenttiteettiä” 1</text:span><text:span text:style-name="T4">8 b§</text:span></text:p>
      <text:p text:style-name="P31"><text:span text:style-name="T19">“Kunta pittää informeerata sitä, joka hakkee ikkääntyvien hoion tukea, ette oon olemassa semmosta hoitoa, jota mainithaan 18. ja 18a. §§.”</text:span><text:span text:style-name="T4"> Laki 2009:724, koskien kansalisia minuriteettia ja minuriteettikieliä.</text:span></text:p>
      <text:p text:style-name="P44"/>
      <text:h text:style-name="P12" text:outline-level="2"><text:bookmark-start text:name="_Toc59540092"/><text:span text:style-name="T28">6.1 Päämäärä</text:span><text:bookmark-end text:name="_Toc59540092"/></text:h>
      <text:p text:style-name="P32"/>
      <text:list xml:id="list2555213845" text:style-name="WWNum8">
        <text:list-item>
          <text:p text:style-name="P18"><text:span text:style-name="T6">Hallintoviranomhainen pittää sille, jokka hakkee tukea ikkääntyvien raamien sisälä, informeerata, ette oon maholisuutta saa’a koko taikka <text:s/>huomattavan osan palvelusta ja hoiosta henikölökunnalta, joka hallittee suomenkielen ja meänkielen.</text:span></text:p>
        </text:list-item>
        <text:list-item>
          <text:p text:style-name="P18"><text:span text:style-name="T4">Yhtheistyössä kansalisten minuriteettien kans järjestää tarkotuksellisia kulttuuria eistäviä suomenkielisiä ja meänkielisiä aktiviteettia.</text:span></text:p>
        </text:list-item>
        <text:list-item>
          <text:p text:style-name="P18"><text:span text:style-name="T4">Tarjota pätevyyttä vahvistavaa suomenkielen ja meänkielen koulutusta. </text:span></text:p>
        </text:list-item>
        <text:list-item>
          <text:p text:style-name="P18"><text:span text:style-name="T4">Suomenkielen ja meänkielen osaaminen pittää olla meriteeraavaa rekryteerinkissä. <text:s/></text:span></text:p>
        </text:list-item>
        <text:list-item>
          <text:p text:style-name="P18"><text:span text:style-name="T4">Jatkuvasti tarkistaa, ette oon hoitolikheistä suomenkielistä ja meänkielistä </text:span><text:span text:style-name="T11">informašuunia. </text:span><text:span text:style-name="T4"><text:s/></text:span></text:p>
        </text:list-item>
        <text:list-item>
          <text:p text:style-name="P25"><text:span text:style-name="T4">Suojata kohtaamispaikkoja, missä kieltä ja kulttuuria saattaa viä yli sukupolvien. <text:s/></text:span><text:span text:style-name="T19"><text:s/></text:span></text:p>
        </text:list-item>
      </text:list>
      <text:h text:style-name="Heading_20_1" text:outline-level="1"><text:bookmark-start text:name="_Toc59540093"/><text:span text:style-name="T2">7. MINURITEETTIKIELEN RAHOTUS</text:span><text:bookmark-end text:name="_Toc59540093"/></text:h>
      <text:p text:style-name="P32"/>
      <text:p text:style-name="P30"><text:span text:style-name="T4">2009:1299. Lakimääräys koskien kansalisia minuriteettia ja minuriteettikieliä säätää, ette kunnat ja maakäräjät vuosittain saava valtiontuen: <text:s/></text:span></text:p>
      <text:p text:style-name="P30"><text:span text:style-name="T20">“Valtiontuki kunnile ja maakäräjille jaethaan vuosittain. Valtiontuki oon tarkotettu käytettäväksi niihin lisäkostanukshiin, joita tullee kunnissa ja maakäräjillä syystä koskien oikeuksia, joita yksityiselä oon lain sää’änössä (2009:724) koskien kansalisia minuriteettia ja minuriteettikieltä, ja sen lisäksi valtion tuki oon tarkotettu toihmeen, joka tukkee suomenkielen, meänkielen ja saamenkielen käyttöä.. <text:s/></text:span></text:p>
      <text:p text:style-name="P30"><text:span text:style-name="T20">Joka kunta pittää kansalisten minuriteettien kans kartottaa niitä tarpheita, mitä kunnassa oon tukeaksheen suomenkieltä, meänkieltä ja saamenkieltä.” 8 §</text:span></text:p>
      <text:p text:style-name="P30"><text:span text:style-name="T20">“Kunta taikka maakäräjät, jokka oon ottaanhet vasthaan tukea oon tämän lakimääräyksen mukhaan velvolisia antamhaan ekonoomisen selvityksen maksetuista rahoista ja selvityksen mihinkä rahotusta oon käytetty. Kunnat pitävä kans selvittää kunka kartotus</text:span><text:span text:style-name="T19"> 8 §. toisen kappalheen mukhaan oon suoritettu. Selvitys lähätethään sille viranomhaiselle, joka tuen oon maksanu “ 12 §</text:span></text:p>
      <text:p text:style-name="P29"/>
      <text:p text:style-name="P29"/>
      <text:p text:style-name="P29"/>
      <text:h text:style-name="P12" text:outline-level="2"><text:bookmark-start text:name="_Toc59540094"/><text:soft-page-break/><text:span text:style-name="T28">7.1. Päämäärä</text:span><text:bookmark-end text:name="_Toc59540094"/></text:h>
      <text:p text:style-name="P32"/>
      <text:list xml:id="list2572506691" text:style-name="WWNum3">
        <text:list-item>
          <text:p text:style-name="P19"><text:span text:style-name="T4">Hallintoviranomhainen/lautakunta/ muu toimi, joka saapi minuriteettirahoja pittää antaa Kunnanhallituksen kulttuuri- ja vapaa-aijanosastolle proknoosi 2 krt/vuessa kunka rahotusta oon käytetty. </text:span></text:p>
        </text:list-item>
        <text:list-item>
          <text:p text:style-name="P19"><text:span text:style-name="T4">Hallintoviranomhainen/lautakunta/ muu toimi pittää loppuselvityksheen liittää toimintakertomuksheen minuriteettir</text:span><text:bookmark text:name="_GoBack"/><text:span text:style-name="T4">ahotuksesta. <text:s/></text:span></text:p>
        </text:list-item>
        <text:list-item>
          <text:p text:style-name="P19"><text:span text:style-name="T4">Sen jälkhiin ko loppuselvitys oon jätetty seurantaviranomhaisille, Stokholmin läänin Läänihallituksheen, se osotethaan vuen ensimäisessä yhtheisessä neuvonpiossa. </text:span></text:p>
        </text:list-item>
      </text:list>
      <text:p text:style-name="P20"/>
      <text:p text:style-name="Standard"><text:span text:style-name="T29">Meänkielennös: Bengt Pohjanen</text:span></text:p>
      <text:p text:style-name="P48"/>
      <text:p text:style-name="P49"/>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0000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000000"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font-weight="normal" style:font-size-asian="14pt" style:language-asian="sv" style:country-asian="SE" style:font-weight-asian="normal"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cm" style:auto-text-indent="false"/>
      <style:text-properties fo:font-size="10pt" fo:font-style="italic" style:font-size-asian="10pt" style:font-style-asian="italic" style:font-size-complex="10pt" style:font-style-complex="italic"/>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cm" style:auto-text-indent="false"/>
      <style:text-properties fo:font-size="10pt" style:font-size-asian="10pt" style:font-size-complex="10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page_20_number" style:display-name="page number" style:family="text" style:parent-style-name="Default_20_Paragraph_20_Font"/>
    <style:style style:name="Rubrik_20_1_20_Char" style:display-name="Rubrik 1 Char" style:family="text" style:parent-style-name="Default_20_Paragraph_20_Font">
      <style:text-properties fo:color="#000000"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Rubrik_20_Char" style:display-name="Rubrik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Rubrik_20_2_20_Char" style:display-name="Rubrik 2 Char" style:family="text" style:parent-style-name="Default_20_Paragraph_20_Font">
      <style:text-properties fo:color="#0000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Rubrik_20_3_20_Char" style:display-name="Rubrik 3 Char" style:family="text" style:parent-style-name="Default_20_Paragraph_20_Font">
      <style:text-properties fo:color="#000000"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ngtext_20_Char" style:display-name="Ballong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style>
    <style:style style:name="ListLabel_20_2" style:display-name="ListLabel 2" style:family="text">
      <style:text-properties style:font-name-asian="Calibri1" style:font-family-asian="Calibri" style:font-family-generic-asian="system" style:font-pitch-asian="variable"/>
    </style:style>
    <style:style style:name="ListLabel_20_3" style:display-name="ListLabel 3" style:family="text">
      <style:text-properties style:font-name-asian="Calibri1" style:font-family-asian="Calibri" style:font-family-generic-asian="system" style:font-pitch-asian="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3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7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0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5.924cm" fo:margin-left="0cm" fo:margin-top="0cm" fo:margin-bottom="0cm" table:align="left" style:writing-mode="lr-tb"/>
    </style:style>
    <style:style style:name="Table1.A" style:family="table-column">
      <style:table-column-properties style:column-width="5.308cm"/>
    </style:style>
    <style:style style:name="Table1.C" style:family="table-column">
      <style:table-column-properties style:column-width="5.30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5.924cm" fo:margin-left="0cm" fo:margin-top="0cm" fo:margin-bottom="0cm" table:align="left" style:writing-mode="lr-tb"/>
    </style:style>
    <style:style style:name="Table2.A" style:family="table-column">
      <style:table-column-properties style:column-width="5.308cm"/>
    </style:style>
    <style:style style:name="Table2.C" style:family="table-column">
      <style:table-column-properties style:column-width="5.309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MP1" style:family="paragraph" style:parent-style-name="Header">
      <style:paragraph-properties fo:margin-left="-0.203cm" fo:margin-right="0.635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style style:name="MP4" style:family="paragraph" style:parent-style-name="Header">
      <style:paragraph-properties fo:margin-left="-0.203cm" fo:margin-right="0cm" fo:text-indent="0cm" style:auto-text-indent="false"/>
    </style:style>
    <style:style style:name="MT1" style:family="text"/>
    <style:page-layout style:name="Mpm1">
      <style:page-layout-properties fo:page-width="21.001cm" fo:page-height="29.7cm" style:num-format="1" style:print-orientation="portrait" fo:margin-top="1.499cm" fo:margin-bottom="0.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4cm" fo:margin-left="0cm" fo:margin-right="0cm" fo:margin-top="1.54cm" style:dynamic-spacing="true"/>
      </style:footer-style>
    </style:page-layout>
    <style:page-layout style:name="Mpm2">
      <style:page-layout-properties fo:page-width="21.001cm" fo:page-height="29.7cm" style:num-format="1" style:print-orientation="portrait" fo:margin-top="1.499cm" fo:margin-bottom="0.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41cm" fo:margin-left="0cm" fo:margin-right="0cm" fo:margin-bottom="0.94cm" style:dynamic-spacing="true"/>
      </style:header-style>
      <style:footer-style>
        <style:header-footer-properties fo:min-height="1.64cm" fo:margin-left="0cm" fo:margin-right="0cm" fo:margin-top="1.54cm" style:dynamic-spacing="true"/>
      </style:footer-style>
    </style:page-layout>
  </office:automatic-styles>
  <office:master-styles>
    <style:master-page style:name="Standard" style:page-layout-name="Mpm1">
      <style:footer>
        <text:p text:style-name="Footer"><text:span text:style-name="page_20_number"><text:page-number text:select-page="current">12</text:page-number></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header>
        <text:p text:style-name="Header"><text:page-number text:select-page="current">1</text:page-number></text:p>
        <text:p text:style-name="Header"/>
      </style:header>
      <style:footer>
        <table:table table:name="Table2" table:style-name="Table2">
          <table:table-column table:style-name="Table2.A" table:number-columns-repeated="2"/>
          <table:table-column table:style-name="Table2.C"/>
          <table:table-row table:style-name="Table2.1">
            <table:table-cell table:style-name="Table2.A1" office:value-type="string">
              <text:p text:style-name="MP4"/>
            </table:table-cell>
            <table:table-cell table:style-name="Table2.A1" office:value-type="string">
              <text:p text:style-name="MP2">2</text:p>
            </table:table-cell>
            <table:table-cell table:style-name="Table2.A1" office:value-type="string">
              <text:p text:style-name="MP3"/>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efan Aro</meta:initial-creator>
    <dc:creator>Bengt Pohjanen</dc:creator>
    <meta:editing-cycles>4</meta:editing-cycles>
    <meta:print-date>2020-12-29T15:21:00</meta:print-date>
    <meta:creation-date>2020-12-29T15:55:00</meta:creation-date>
    <dc:date>2020-12-29T16:10:00</dc:date>
    <meta:editing-duration>PT16M</meta:editing-duration>
    <meta:generator>LibreOffice/6.4.6.2$Linux_X86_64 LibreOffice_project/40$Build-2</meta:generator>
    <meta:document-statistic meta:table-count="2" meta:image-count="0" meta:object-count="0" meta:page-count="11" meta:paragraph-count="157" meta:word-count="2681" meta:character-count="24094" meta:non-whitespace-character-count="214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